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1F30000007B1AF4949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svg:font-family="Courier" style:font-family-generic="modern" style:font-pitch="fixed"/>
    <style:font-face style:name="Nimbus Mono L" svg:font-family="'Nimbus Mono L'" style:font-family-generic="modern" style:font-pitch="fixed"/>
    <style:font-face style:name="DejaVu LGC Sans1" svg:font-family="'DejaVu LGC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automatic-styles>
    <style:style style:name="Tabela1" style:family="table">
      <style:table-properties style:width="16.418cm" fo:margin-left="-0.208cm" table:align="left" style:writing-mode="lr-tb"/>
    </style:style>
    <style:style style:name="Tabela1.A" style:family="table-column">
      <style:table-column-properties style:column-width="4.001cm"/>
    </style:style>
    <style:style style:name="Tabela1.B" style:family="table-column">
      <style:table-column-properties style:column-width="7.325cm"/>
    </style:style>
    <style:style style:name="Tabela1.C" style:family="table-column">
      <style:table-column-properties style:column-width="5.092cm"/>
    </style:style>
    <style:style style:name="Tabela1.1" style:family="table-row">
      <style:table-row-properties style:keep-together="true"/>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B1"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2" style:family="table">
      <style:table-properties style:width="16.418cm" fo:margin-left="-0.208cm" table:align="left" style:writing-mode="lr-tb"/>
    </style:style>
    <style:style style:name="Tabela2.A" style:family="table-column">
      <style:table-column-properties style:column-width="2.731cm"/>
    </style:style>
    <style:style style:name="Tabela2.B" style:family="table-column">
      <style:table-column-properties style:column-width="3.175cm"/>
    </style:style>
    <style:style style:name="Tabela2.C" style:family="table-column">
      <style:table-column-properties style:column-width="6.033cm"/>
    </style:style>
    <style:style style:name="Tabela2.D" style:family="table-column">
      <style:table-column-properties style:column-width="2.223cm"/>
    </style:style>
    <style:style style:name="Tabela2.E" style:family="table-column">
      <style:table-column-properties style:column-width="2.258cm"/>
    </style:style>
    <style:style style:name="Tabela2.1" style:family="table-row">
      <style:table-row-properties style:keep-together="true"/>
    </style:style>
    <style:style style:name="Tabe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2.E1" style:family="table-cell">
      <style:table-cell-properties style:vertical-align="top" fo:padding-left="0.191cm" fo:padding-right="0.191cm" fo:padding-top="0cm" fo:padding-bottom="0cm" fo:border="0.018cm solid #000000" style:writing-mode="lr-tb"/>
    </style:style>
    <style:style style:name="Tabela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font-style="normal" style:font-style-asian="normal" style:font-style-complex="normal"/>
    </style:style>
    <style:style style:name="P2" style:family="paragraph" style:parent-style-name="Heading_20_1" style:master-page-name="Standard">
      <style:paragraph-properties fo:margin-left="0.762cm" fo:margin-right="0cm" fo:margin-top="0.423cm" fo:margin-bottom="0.106cm" fo:text-align="center" style:justify-single-word="false" fo:text-indent="0cm" style:auto-text-indent="false"/>
      <style:text-properties style:use-window-font-color="true" fo:font-size="22pt" fo:language="en" fo:country="GB" fo:font-weight="bold" style:letter-kerning="true" style:font-name-asian="Times New Roman" style:font-size-asian="22pt" style:font-weight-asian="bold" style:font-name-complex="Arial" style:font-size-complex="22pt" style:language-complex="ar" style:country-complex="SA" style:font-weight-complex="bold"/>
    </style:style>
    <style:style style:name="P3" style:family="paragraph" style:parent-style-name="Standard">
      <style:paragraph-properties fo:text-align="center" style:justify-single-word="false"/>
      <style:text-properties style:use-window-font-color="true" fo:font-size="20pt" fo:language="en" fo:country="GB" style:font-name-asian="Times New Roman" style:font-size-asian="20pt" style:font-name-complex="Times New Roman" style:font-size-complex="20pt" style:language-complex="ar" style:country-complex="SA"/>
    </style:style>
    <style:style style:name="P4" style:family="paragraph" style:parent-style-name="Standard">
      <style:text-properties style:use-window-font-color="true" fo:font-size="16pt" fo:language="en" fo:country="GB" style:font-name-asian="Times New Roman" style:font-size-asian="16pt" style:font-name-complex="Times New Roman" style:font-size-complex="16pt" style:language-complex="ar" style:country-complex="SA"/>
    </style:style>
    <style:style style:name="P5" style:family="paragraph" style:parent-style-name="Standard">
      <style:paragraph-properties style:snap-to-layout-grid="false"/>
      <style:text-properties style:use-window-font-color="true" fo:font-size="16pt" fo:language="en" fo:country="GB" fo:font-weight="bold" style:font-name-asian="Times New Roman" style:font-size-asian="16pt" style:font-weight-asian="bold" style:font-name-complex="Times New Roman" style:font-size-complex="16pt" style:language-complex="ar" style:country-complex="SA"/>
    </style:style>
    <style:style style:name="P6" style:family="paragraph" style:parent-style-name="Standard">
      <style:paragraph-properties style:snap-to-layout-grid="false"/>
      <style:text-properties style:use-window-font-color="true" fo:font-size="16pt" fo:language="en" fo:country="GB" style:font-name-asian="Times New Roman" style:font-size-asian="16pt" style:font-name-complex="Times New Roman" style:font-size-complex="16pt" style:language-complex="ar" style:country-complex="SA"/>
    </style:style>
    <style:style style:name="P7" style:family="paragraph" style:parent-style-name="Standard">
      <style:paragraph-properties style:snap-to-layout-gri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8" style:family="paragraph" style:parent-style-name="Contents_20_1" style:master-page-name="Konwertuj_20_1">
      <style:paragraph-properties fo:text-align="center" style:justify-single-word="false"/>
    </style:style>
    <style:style style:name="P9" style:family="paragraph" style:parent-style-name="Contents_20_1">
      <style:paragraph-properties>
        <style:tab-stops>
          <style:tab-stop style:position="1.27cm"/>
          <style:tab-stop style:position="16.242cm" style:type="right" style:leader-style="dotted" style:leader-text="."/>
          <style:tab-stop style:position="16.81cm" style:leader-style="dotted" style:leader-text="."/>
        </style:tab-stops>
      </style:paragraph-properties>
    </style:style>
    <style:style style:name="P10" style:family="paragraph" style:parent-style-name="Contents_20_2">
      <style:paragraph-properties>
        <style:tab-stops>
          <style:tab-stop style:position="15.819cm" style:type="right" style:leader-style="dotted" style:leader-text="."/>
        </style:tab-stops>
      </style:paragraph-properties>
    </style:style>
    <style:style style:name="P11" style:family="paragraph" style:parent-style-name="Heading_20_1">
      <style:paragraph-properties>
        <style:tab-stops>
          <style:tab-stop style:position="1.27cm"/>
          <style:tab-stop style:position="16.242cm" style:type="right" style:leader-style="dotted" style:leader-text="."/>
          <style:tab-stop style:position="16.81cm" style:type="right" style:leader-style="dotted" style:leader-text="."/>
        </style:tab-stops>
      </style:paragraph-properties>
    </style:style>
    <style:style style:name="P12" style:family="paragraph" style:parent-style-name="Standard">
      <style:paragraph-properties fo:break-before="pag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13" style:family="paragraph" style:parent-style-name="Heading_20_1">
      <style:paragraph-properties fo:margin-top="0.423cm" fo:margin-bottom="0.106cm" fo:keep-with-next="always">
        <style:tab-stops>
          <style:tab-stop style:position="0.762cm"/>
        </style:tab-stops>
      </style:paragraph-properties>
    </style:style>
    <style:style style:name="P14" style:family="paragraph" style:parent-style-name="Standard">
      <style:paragraph-properties fo:margin-top="0.423cm" fo:margin-bottom="0.106cm">
        <style:tab-stops>
          <style:tab-stop style:position="0.762cm"/>
        </style:tab-stops>
      </style:paragraph-properties>
      <style:text-properties fo:font-style="normal" style:font-style-asian="normal" style:font-style-complex="normal"/>
    </style:style>
    <style:style style:name="P15" style:family="paragraph" style:parent-style-name="Standard" style:list-style-name="L2">
      <style:paragraph-properties fo:margin-top="0.423cm" fo:margin-bottom="0.106cm">
        <style:tab-stops>
          <style:tab-stop style:position="0.762cm"/>
        </style:tab-stops>
      </style:paragraph-properties>
      <style:text-properties fo:font-style="normal" style:font-style-asian="normal" style:font-style-complex="normal"/>
    </style:style>
    <style:style style:name="P16" style:family="paragraph" style:parent-style-name="Standard" style:list-style-name="L3">
      <style:text-properties fo:font-style="normal" style:font-style-asian="normal" style:font-style-complex="normal"/>
    </style:style>
    <style:style style:name="P17" style:family="paragraph" style:parent-style-name="Standard">
      <style:text-properties fo:color="#000000" fo:font-style="normal" fo:background-color="transparent" style:font-style-asian="normal" style:font-style-complex="normal"/>
    </style:style>
    <style:style style:name="P18" style:family="paragraph" style:parent-style-name="Standard">
      <style:text-properties fo:background-color="#808000"/>
    </style:style>
    <style:style style:name="P19" style:family="paragraph" style:parent-style-name="Standard">
      <style:text-properties fo:background-color="transparent"/>
    </style:style>
    <style:style style:name="P20" style:family="paragraph" style:parent-style-name="Standard">
      <style:text-properties style:use-window-font-color="true" fo:font-size="12pt" fo:language="en" fo:country="GB" fo:font-weight="normal" style:font-name-asian="Times New Roman" style:font-size-asian="12pt" style:font-weight-asian="normal" style:font-name-complex="Times New Roman" style:font-size-complex="12pt" style:language-complex="ar" style:country-complex="SA" style:font-weight-complex="normal"/>
    </style:style>
    <style:style style:name="P21" style:family="paragraph" style:parent-style-name="Standard" style:list-style-name="L4"/>
    <style:style style:name="P22" style:family="paragraph" style:parent-style-name="Standard" style:list-style-name="L4">
      <style:text-properties fo:background-color="#808000"/>
    </style:style>
    <style:style style:name="P23" style:family="paragraph" style:parent-style-name="Standard" style:list-style-name="L5"/>
    <style:style style:name="P24" style:family="paragraph" style:parent-style-name="Standard" style:list-style-name="L5">
      <style:text-properties fo:font-style="normal" style:font-style-asian="normal" style:font-style-complex="normal"/>
    </style:style>
    <style:style style:name="P25" style:family="paragraph" style:parent-style-name="Standard" style:list-style-name="L6"/>
    <style:style style:name="T1" style:family="text">
      <style:text-properties fo:color="#000000" fo:background-color="#ffff00"/>
    </style:style>
    <style:style style:name="T2" style:family="text">
      <style:text-properties style:use-window-font-color="true" fo:font-size="12pt" fo:language="en" fo:country="GB" fo:font-weight="bold" style:font-name-asian="Times New Roman" style:font-size-asian="12pt" style:font-weight-asian="bold" style:font-name-complex="Times New Roman" style:font-size-complex="12pt" style:language-complex="ar" style:country-complex="SA"/>
    </style:style>
    <style:style style:name="T3"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000000" fo:background-color="transparent"/>
    </style:style>
    <style:style style:name="T7" style:family="text">
      <style:text-properties fo:color="#000000" fo:font-style="normal" fo:background-color="transparent" style:font-style-asian="normal" style:font-style-complex="normal"/>
    </style:style>
    <style:style style:name="T8" style:family="text">
      <style:text-properties fo:color="#000000" style:font-name="Courier" fo:font-style="normal" fo:background-color="transparent" style:font-style-asian="normal" style:font-style-complex="normal"/>
    </style:style>
    <style:style style:name="T9" style:family="text">
      <style:text-properties style:font-name="Courier"/>
    </style:style>
    <style:style style:name="T10" style:family="text" style:parent-style-name="Source_20_Text">
      <style:text-properties style:font-name="Courier"/>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tracked-changes>
        <text:changed-region text:id="ct46913013379088">
          <text:insertion>
            <office:change-info>
              <dc:creator>Krzysztof Benedyczak</dc:creator>
              <dc:date>2007-05-16T23:55:00</dc:date>
            </office:change-info>
          </text:insertion>
        </text:changed-region>
        <text:changed-region text:id="ct46913013380240">
          <text:insertion>
            <office:change-info>
              <dc:creator>Krzysztof Benedyczak</dc:creator>
              <dc:date>2007-05-16T23:55:00</dc:date>
            </office:change-info>
          </text:insertion>
        </text:changed-region>
        <text:changed-region text:id="ct46913013379856">
          <text:insertion>
            <office:change-info>
              <dc:creator>Krzysztof Benedyczak</dc:creator>
              <dc:date>2007-05-16T23:55:00</dc:date>
            </office:change-info>
          </text:insertion>
        </text:changed-region>
        <text:changed-region text:id="ct46913013380432">
          <text:insertion>
            <office:change-info>
              <dc:creator>Krzysztof Benedyczak</dc:creator>
              <dc:date>2007-05-16T23:56:00</dc:date>
            </office:change-info>
          </text:insertion>
        </text:changed-region>
        <text:changed-region text:id="ct46913013380624">
          <text:insertion>
            <office:change-info>
              <dc:creator>Krzysztof Benedyczak</dc:creator>
              <dc:date>2007-05-16T23:56:00</dc:date>
            </office:change-info>
          </text:insertion>
        </text:changed-region>
        <text:changed-region text:id="ct46912974938120">
          <text:insertion>
            <office:change-info>
              <dc:creator>Krzysztof Benedyczak</dc:creator>
              <dc:date>2007-05-16T23:56:00</dc:date>
            </office:change-info>
          </text:insertion>
        </text:changed-region>
        <text:changed-region text:id="ct46913011150856">
          <text:insertion>
            <office:change-info>
              <dc:creator>Krzysztof Benedyczak</dc:creator>
              <dc:date>2007-05-16T22:26:00</dc:date>
            </office:change-info>
          </text:insertion>
        </text:changed-region>
        <text:changed-region text:id="ct46913010573320">
          <text:insertion>
            <office:change-info>
              <dc:creator>Krzysztof Benedyczak</dc:creator>
              <dc:date>2007-05-16T22:26:00</dc:date>
            </office:change-info>
          </text:insertion>
        </text:changed-region>
        <text:changed-region text:id="ct46913010576776">
          <text:insertion>
            <office:change-info>
              <dc:creator>Krzysztof Benedyczak</dc:creator>
              <dc:date>2007-05-16T22:26:00</dc:date>
            </office:change-info>
          </text:insertion>
        </text:changed-region>
        <text:changed-region text:id="ct46913010640208">
          <text:insertion>
            <office:change-info>
              <dc:creator>Krzysztof Benedyczak</dc:creator>
              <dc:date>2007-05-16T22:26:00</dc:date>
            </office:change-info>
          </text:insertion>
        </text:changed-region>
        <text:changed-region text:id="ct46913011151048">
          <text:deletion>
            <office:change-info>
              <dc:creator>Krzysztof Benedyczak</dc:creator>
              <dc:date>2007-05-16T22:25:00</dc:date>
            </office:change-info>
            <text:p text:style-name="P1">Places where X509 certificates are strictly required are marked further on.</text:p>
          </text:deletion>
        </text:changed-region>
        <text:changed-region text:id="ct46913011151432">
          <text:insertion>
            <office:change-info>
              <dc:creator>Krzysztof Benedyczak</dc:creator>
              <dc:date>2007-05-16T22:25:00</dc:date>
            </office:change-info>
          </text:insertion>
        </text:changed-region>
        <text:changed-region text:id="ct46913010639248">
          <text:insertion>
            <office:change-info>
              <dc:creator>Krzysztof Benedyczak</dc:creator>
              <dc:date>2007-05-16T22:26:00</dc:date>
            </office:change-info>
          </text:insertion>
        </text:changed-region>
        <text:changed-region text:id="ct46913010718040">
          <text:deletion>
            <office:change-info>
              <dc:creator>Krzysztof Benedyczak</dc:creator>
              <dc:date>2007-05-16T23:52:00</dc:date>
            </office:change-info>
            <text:p text:style-name="P1">. <text:span text:style-name="T1">??</text:span></text:p>
          </text:deletion>
        </text:changed-region>
        <text:changed-region text:id="ct46913010718616">
          <text:insertion>
            <office:change-info>
              <dc:creator>Krzysztof Benedyczak</dc:creator>
              <dc:date>2007-05-16T23:52:00</dc:date>
            </office:change-info>
          </text:insertion>
        </text:changed-region>
        <text:changed-region text:id="ct46913011151816">
          <text:insertion>
            <office:change-info>
              <dc:creator>Krzysztof Benedyczak</dc:creator>
              <dc:date>2007-05-16T22:30:00</dc:date>
            </office:change-info>
          </text:insertion>
        </text:changed-region>
        <text:changed-region text:id="ct46913010638864">
          <text:insertion>
            <office:change-info>
              <dc:creator>Krzysztof Benedyczak</dc:creator>
              <dc:date>2007-05-16T22:27:00</dc:date>
            </office:change-info>
          </text:insertion>
        </text:changed-region>
        <text:changed-region text:id="ct46913011152584">
          <text:insertion>
            <office:change-info>
              <dc:creator>Krzysztof Benedyczak</dc:creator>
              <dc:date>2007-05-16T22:28:00</dc:date>
            </office:change-info>
          </text:insertion>
        </text:changed-region>
        <text:changed-region text:id="ct46913010640400">
          <text:insertion>
            <office:change-info>
              <dc:creator>Krzysztof Benedyczak</dc:creator>
              <dc:date>2007-05-16T22:29:00</dc:date>
            </office:change-info>
          </text:insertion>
        </text:changed-region>
        <text:changed-region text:id="ct46913010639440">
          <text:insertion>
            <office:change-info>
              <dc:creator>Krzysztof Benedyczak</dc:creator>
              <dc:date>2007-05-16T22:18:00</dc:date>
            </office:change-info>
          </text:insertion>
        </text:changed-region>
        <text:changed-region text:id="ct46913010639824">
          <text:insertion>
            <office:change-info>
              <dc:creator>Krzysztof Benedyczak</dc:creator>
              <dc:date>2007-05-16T22:19:00</dc:date>
            </office:change-info>
          </text:insertion>
        </text:changed-region>
        <text:changed-region text:id="ct46913010574856">
          <text:insertion>
            <office:change-info>
              <dc:creator>Krzysztof Benedyczak</dc:creator>
              <dc:date>2007-05-16T22:17:00</dc:date>
            </office:change-info>
          </text:insertion>
        </text:changed-region>
        <text:changed-region text:id="ct46913011153352">
          <text:insertion>
            <office:change-info>
              <dc:creator>Krzysztof Benedyczak</dc:creator>
              <dc:date>2007-05-16T22:32:00</dc:date>
            </office:change-info>
          </text:insertion>
        </text:changed-region>
        <text:changed-region text:id="ct46913011153544">
          <text:insertion>
            <office:change-info>
              <dc:creator>Krzysztof Benedyczak</dc:creator>
              <dc:date>2007-05-16T22:33:00</dc:date>
            </office:change-info>
          </text:insertion>
        </text:changed-region>
        <text:changed-region text:id="ct46913011153736">
          <text:insertion>
            <office:change-info>
              <dc:creator>Krzysztof Benedyczak</dc:creator>
              <dc:date>2007-05-16T22:34:00</dc:date>
            </office:change-info>
          </text:insertion>
        </text:changed-region>
        <text:changed-region text:id="ct46913011552272">
          <text:insertion>
            <office:change-info>
              <dc:creator>Krzysztof Benedyczak</dc:creator>
              <dc:date>2007-05-16T22:35:00</dc:date>
            </office:change-info>
          </text:insertion>
        </text:changed-region>
        <text:changed-region text:id="ct46913011554384">
          <text:insertion>
            <office:change-info>
              <dc:creator>Krzysztof Benedyczak</dc:creator>
              <dc:date>2007-05-16T22:36:00</dc:date>
            </office:change-info>
          </text:insertion>
        </text:changed-region>
        <text:changed-region text:id="ct46913011554192">
          <text:insertion>
            <office:change-info>
              <dc:creator>Krzysztof Benedyczak</dc:creator>
              <dc:date>2007-05-16T22: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 text:is-list-header="true">UNICORE 6 Security</text:h>
      <text:p text:style-name="P3"/>
      <text:p text:style-name="P3"/>
      <text:p text:style-name="P4"/>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5">Author(s):</text:p>
          </table:table-cell>
          <table:table-cell table:style-name="Tabela1.B1" office:value-type="string">
            <text:p text:style-name="P6"/>
          </table:table-cell>
          <table:table-cell table:style-name="Tabela1.C1" office:value-type="string">
            <text:p text:style-name="P6"/>
          </table:table-cell>
        </table:table-row>
        <table:table-row table:style-name="Tabela1.1">
          <table:table-cell table:style-name="Tabela1.B1" office:value-type="string">
            <text:p text:style-name="P7"/>
          </table:table-cell>
          <table:table-cell table:style-name="Tabela1.B1" office:value-type="string">
            <text:p text:style-name="P6"/>
          </table:table-cell>
          <table:table-cell table:style-name="Tabela1.C1" office:value-type="string">
            <text:p text:style-name="P6"/>
          </table:table-cell>
        </table:table-row>
        <table:table-row table:style-name="Tabela1.1">
          <table:table-cell table:style-name="Tabela1.B1" office:value-type="string">
            <text:p text:style-name="P7"/>
          </table:table-cell>
          <table:table-cell table:style-name="Tabela1.B1" office:value-type="string">
            <text:p text:style-name="P6">Krzysztof Benedyczak</text:p>
          </table:table-cell>
          <table:table-cell table:style-name="Tabela1.C1" office:value-type="string">
            <text:p text:style-name="P6">ICM</text:p>
          </table:table-cell>
        </table:table-row>
      </table:table>
      <text:p text:style-name="Standard"/>
      <text:p text:style-name="P4"/>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7">Date</text:p>
          </table:table-cell>
          <table:table-cell table:style-name="Tabela2.A1" office:value-type="string">
            <text:p text:style-name="P7">Author</text:p>
          </table:table-cell>
          <table:table-cell table:style-name="Tabela2.A1" office:value-type="string">
            <text:p text:style-name="P7">Comments</text:p>
          </table:table-cell>
          <table:table-cell table:style-name="Tabela2.A1" office:value-type="string">
            <text:p text:style-name="P7">Version</text:p>
          </table:table-cell>
          <table:table-cell table:style-name="Tabela2.E1" office:value-type="string">
            <text:p text:style-name="P7">Status</text:p>
          </table:table-cell>
        </table:table-row>
        <table:table-row table:style-name="Tabela2.1">
          <table:table-cell table:style-name="Tabela2.A2" office:value-type="string">
            <text:p text:style-name="P6">30/01/07</text:p>
          </table:table-cell>
          <table:table-cell table:style-name="Tabela2.A2" office:value-type="string">
            <text:p text:style-name="P7">KB</text:p>
          </table:table-cell>
          <table:table-cell table:style-name="Tabela2.A2" office:value-type="string">
            <text:p text:style-name="P7">Initial version: SAML tokens</text:p>
          </table:table-cell>
          <table:table-cell table:style-name="Tabela2.A2" office:value-type="string">
            <text:p text:style-name="P7">0.1</text:p>
          </table:table-cell>
          <table:table-cell table:style-name="Tabela2.E2" office:value-type="string">
            <text:p text:style-name="P7">draft</text:p>
          </table:table-cell>
        </table:table-row>
        <table:table-row table:style-name="Tabela2.1">
          <table:table-cell table:style-name="Tabela2.A2" office:value-type="string">
            <text:p text:style-name="P6">06/03/07</text:p>
          </table:table-cell>
          <table:table-cell table:style-name="Tabela2.A2" office:value-type="string">
            <text:p text:style-name="P7">KB</text:p>
          </table:table-cell>
          <table:table-cell table:style-name="Tabela2.A2" office:value-type="string">
            <text:p text:style-name="P7">First general description of the full specification</text:p>
          </table:table-cell>
          <table:table-cell table:style-name="Tabela2.A2" office:value-type="string">
            <text:p text:style-name="P7">0.2</text:p>
          </table:table-cell>
          <table:table-cell table:style-name="Tabela2.E2" office:value-type="string">
            <text:p text:style-name="P7">draft</text:p>
          </table:table-cell>
        </table:table-row>
        <table:table-row table:style-name="Tabela2.1">
          <table:table-cell table:style-name="Tabela2.A2" office:value-type="string">
            <text:p text:style-name="P6"><text:change-start text:change-id="ct46913013379088"/>16/05/07<text:change-end text:change-id="ct46913013379088"/></text:p>
          </table:table-cell>
          <table:table-cell table:style-name="Tabela2.A2" office:value-type="string">
            <text:p text:style-name="P7"><text:change-start text:change-id="ct46913013380240"/>KB<text:change-end text:change-id="ct46913013380240"/></text:p>
          </table:table-cell>
          <table:table-cell table:style-name="Tabela2.A2" office:value-type="string">
            <text:p text:style-name="P7"><text:change-start text:change-id="ct46913013379856"/>Added section with desc. of overall acceptance of request and 2nd example of User assertion with <text:change-end text:change-id="ct46913013379856"/><text:change-start text:change-id="ct46913013380432"/>SubjectConfirmation<text:change-end text:change-id="ct46913013380432"/></text:p>
          </table:table-cell>
          <table:table-cell table:style-name="Tabela2.A2" office:value-type="string">
            <text:p text:style-name="P7"><text:change-start text:change-id="ct46913013380624"/>0.3<text:change-end text:change-id="ct46913013380624"/></text:p>
          </table:table-cell>
          <table:table-cell table:style-name="Tabela2.E2" office:value-type="string">
            <text:p text:style-name="P7"><text:change-start text:change-id="ct46912974938120"/>draft<text:change-end text:change-id="ct46912974938120"/></text:p>
          </table:table-cell>
        </table:table-row>
      </table:table>
      <text:p text:style-name="P8"><text:span text:style-name="T2">Table of Contents</text:span><text:span text:style-name="T3"><text:line-break/><text:line-break/></text:span></text:p>
      <text:table-of-content text:style-name="Sect1" text:name="Spis treści1">
        <text:table-of-content-source text:outline-level="9" text:use-index-marks="false" text:use-index-source-styles="tru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27cm" style:leader-char=" " style:with-tab="false"/>
            <text:index-entry-tab-stop style:type="left" style:position="16.81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9"><text:a xlink:type="simple" xlink:href="#0.UNICORE 6 Security|outline"><text:s/>UNICORE 6 Security<text:tab/>1</text:a></text:p>
          <text:p text:style-name="P9"><text:a xlink:type="simple" xlink:href="#1.Introduction - required features|outline">1 Introduction - required features<text:tab/>3</text:a></text:p>
          <text:p text:style-name="P9"><text:a xlink:type="simple" xlink:href="#2.Terminology, identities and SAML|outline">2 Terminology, identities and SAML<text:tab/>3</text:a></text:p>
          <text:p text:style-name="P9"><text:a xlink:type="simple" xlink:href="#3.Specifying Consignor|outline">3 Specifying Consignor<text:tab/>4</text:a></text:p>
          <text:p text:style-name="P9"><text:a xlink:type="simple" xlink:href="#4.Specifying User|outline">4 Specifying User<text:tab/>5</text:a></text:p>
          <text:p text:style-name="P9"><text:a xlink:type="simple" xlink:href="#5.Delegation of trust|outline">5 Delegation of trust<text:tab/>6</text:a></text:p>
          <text:p text:style-name="P10"><text:a xlink:type="simple" xlink:href="#5.1.Trust delegation conditions|outline">5.1 Trust delegation conditions<text:tab/>7</text:a></text:p>
          <text:p text:style-name="P10"><text:a xlink:type="simple" xlink:href="#5.2.Trust delegation chains|outline">5.2 Trust delegation chains<text:tab/>7</text:a></text:p>
          <text:p text:style-name="P9"><text:a xlink:type="simple" xlink:href="#6.Pushing attributes|outline">6 Pushing attributes<text:tab/>7</text:a></text:p>
          <text:p text:style-name="P9"><text:a xlink:type="simple" xlink:href="#7.Request acceptance by server|outline">7 Request acceptance by server<text:tab/>8</text:a></text:p>
          <text:p text:style-name="P9"><text:a xlink:type="simple" xlink:href="#8.Complex requests (with sub-tasks)|outline">8 Complex requests (with sub-tasks)<text:tab/>8</text:a></text:p>
        </text:index-body>
      </text:table-of-content>
      <text:section text:style-name="Sect2" text:name="Sekcja2">
        <text:h text:style-name="P11" text:outline-level="1" text:is-list-header="true"/>
        <text:p text:style-name="P12"/>
        <text:h text:style-name="P13" text:outline-level="1">Introduction - required features</text:h>
        <text:p text:style-name="P14">This documents provides mechanism to obtain security related informations which are needed by UNICORE 6 server software to incarnate and perform a task. Those informations are:</text:p>
        <text:list text:style-name="L2">
          <text:list-item>
            <text:p text:style-name="P15">the <text:span text:style-name="T4">task</text:span> itself (not security related),</text:p>
          </text:list-item>
          <text:list-item>
            <text:p text:style-name="P15">identity of an entity on which behalf the task is to be executed, called <text:span text:style-name="T4">User</text:span> identity,</text:p>
          </text:list-item>
          <text:list-item>
            <text:p text:style-name="P15">additional attributes supporting authorization process of tuple<text:span text:style-name="T4"> (task, User).</text:span></text:p>
          </text:list-item>
        </text:list>
        <text:p text:style-name="P14">Of course server must have way to verify genuine of above informations and may use other security related informations for other (e.g. logging) purposes. </text:p>
        <text:p text:style-name="P14">The rest of this document assumes that UNICORE 6 implementation and installation includes gateway. However, when it is not true the functionality of gateway must be incorporated by server itself.</text:p>
        <text:h text:style-name="Heading_20_1" text:outline-level="1">Terminology, identities and SAML</text:h>
        <text:p text:style-name="Standard">By <text:span text:style-name="T4">request</text:span><text:span text:style-name="T5"> we understand the task together with an addressing information, credentials and other metadata. The most typical example is SOAP Envelope together with TLS context.</text:span></text:p>
        <text:p text:style-name="Standard">There are two types of identity defined:</text:p>
        <text:list text:style-name="L3">
          <text:list-item>
            <text:p text:style-name="P16"><text:span text:style-name="T4">Consignor</text:span>: it is <text:change-start text:change-id="ct46913011150856"/>an <text:change-end text:change-id="ct46913011150856"/>identity of a client that send a request (with a task in it). This identity is mandatory, i.e. it must be always available.</text:p>
          </text:list-item>
          <text:list-item>
            <text:p text:style-name="P16"><text:span text:style-name="T4">User</text:span>: it is <text:change-start text:change-id="ct46913010573320"/>an <text:change-end text:change-id="ct46913010573320"/>identity of an entity on whose account the task is to be executed. It is optional. Whenever it is not available then it is assumed <text:span text:style-name="T4">Consignor</text:span> identity should be used instead.</text:p>
          </text:list-item>
        </text:list>
        <text:p text:style-name="Standard"><text:span text:style-name="T5">This document specify how to establish those two identities and verify if </text:span><text:span text:style-name="T4">Consignor </text:span><text:span text:style-name="T5">has rights to execute task on behalf of </text:span><text:span text:style-name="T4">User.</text:span></text:p>
        <text:p text:style-name="P1">In UNICORE 6 identities are <text:change-start text:change-id="ct46913010576776"/>usually <text:change-end text:change-id="ct46913010576776"/>understand as a X509 certificates. However, whenever it is possible<text:change-start text:change-id="ct46913010640208"/>,<text:change-end text:change-id="ct46913010640208"/> the identity can be specified by other means. <text:change text:change-id="ct46913011151048"/><text:change-start text:change-id="ct46913011151432"/>Only Consignor identity must be always a X509 certificate<text:change-end text:change-id="ct46913011151432"/><text:change-start text:change-id="ct46913010639248"/>.<text:change-end text:change-id="ct46913010639248"/></text:p>
        <text:p text:style-name="P1">Two X509 certificates denotes the same entity when certificates are equal, not when their DNs are equal<text:change text:change-id="ct46913010718040"/><text:change-start text:change-id="ct46913010718616"/><text:span text:style-name="T6">. </text:span><text:change-end text:change-id="ct46913010718616"/></text:p>
        <text:p text:style-name="P17">This document heavily uses SAML. Version 2.0 is assumed. </text:p>
        <text:p text:style-name="Standard"><text:span text:style-name="T7">In SAML assertions </text:span><text:span text:style-name="T8">Issuer</text:span> and <text:span text:style-name="T9">Subject</text:span> fields often need to be tied with some X509 certificate existing in the request, in <text:span text:style-name="T9">ds:KeyInfo</text:span> element. To achieve this connection the content of <text:s/><text:span text:style-name="T8">Issuer</text:span> or <text:span text:style-name="T9">Subject </text:span>element must be DN of the certificate. Whenever such connection is in place, <text:span text:style-name="T9">ds:KeyInfo</text:span> element SHOULD contain not only <text:span text:style-name="T9">ds:X509Certificate</text:span> child but also <text:span text:style-name="T9">ds:</text:span><text:span text:style-name="T10">X509SubjectName</text:span>. Such extra information will help to optimize the process of resolving references from SAML assertions to <text:span text:style-name="T9">ds:KeyInfo</text:span> elements.</text:p>
        <text:h text:style-name="Heading_20_1" text:outline-level="1">Specifying <text:span text:style-name="T4">Consignor</text:span></text:h>
        <text:p text:style-name="Standard">It is a gateway role to establish consignor identity. It can be client certificate retrieved from transport layer (TLS/SSL v3) or signature of the whole request in case of message level security </text:p>
        <text:p text:style-name="P18">TODO define message level security case </text:p>
        <text:p text:style-name="P19">Consignor identity must always be a X509 certificate. After establishing it gateway must put it in request header as a signed SAML assertion, of the following form:</text:p>
        <text:p text:style-name="P20"/>
        <text:p text:style-name="Code"><text:span text:style-name="Code_20_Zchn">&lt;saml:Assertion xmlns:saml="urn:oasis:names:tc:SAML:2.0:assertion"</text:span></text:p>
        <text:p text:style-name="Code"><text:span text:style-name="Code_20_Zchn"><text:s text:c="6"/>xmlns:xs="http://www.w3.org/2001/XMLSchema"</text:span></text:p>
        <text:p text:style-name="Code"><text:span text:style-name="Code_20_Zchn"><text:s text:c="6"/>xmlns:xsi="http://www.w3.org/2001/XMLSchema-instance"</text:span></text:p>
        <text:p text:style-name="Code"><text:span text:style-name="Code_20_Zchn"><text:s text:c="6"/>xmlns:ds="http://www.w3.org/2000/09/xmldsig#"</text:span></text:p>
        <text:p text:style-name="Code"><text:span text:style-name="Code_20_Zchn"><text:s text:c="6"/>ID="_ID1" Version="2.0" IssueInstant="1970-01-01T10:11:11Z"&gt;</text:span></text:p>
        <text:p text:style-name="Code"><text:span text:style-name="Code_20_Zchn"/></text:p>
        <text:p text:style-name="Code"><text:span text:style-name="Code_20_Zchn"><text:s text:c="6"/>&lt;saml:Issuer </text:span><text:span text:style-name="Code_20_Zchn"><text:span text:style-name="Code_20_Zchn">Format="urn:oasis:names:tc:SAML:1.1:nameid-format:X509SubjectName"</text:span></text:span><text:span text:style-name="Code_20_Zchn">&gt;...GATEWAY DN...&lt;/saml:Issuer&gt;</text:span></text:p>
        <text:p text:style-name="Code"><text:span text:style-name="Code_20_Zchn"/></text:p>
        <text:p text:style-name="Code"><text:span text:style-name="Code_20_Zchn"><text:s text:c="6"/>&lt;ds:Signature&gt;</text:span></text:p>
        <text:p text:style-name="Code"><text:span text:style-name="Code_20_Zchn"><text:s text:c="9"/>...SIGNATURE MADE BY GATEWAY of #_ID1, can be without KeyInfo (as server should posses it anyway)...</text:span></text:p>
        <text:p text:style-name="Code"><text:span text:style-name="Code_20_Zchn"><text:s text:c="6"/>&lt;/ds:Signature&gt;</text:span></text:p>
        <text:p text:style-name="Code"><text:span text:style-name="Code_20_Zchn"/></text:p>
        <text:p text:style-name="Code"><text:span text:style-name="Code_20_Zchn"><text:s text:c="6"/>&lt;saml:Subject&gt;</text:span></text:p>
        <text:p text:style-name="Code"><text:span text:style-name="Code_20_Zchn"><text:s text:c="8"/>&lt;saml:NameID Format="urn:oasis:names:tc:SAML:1.1:nameid-format:X509SubjectName"&gt;</text:span></text:p>
        <text:p text:style-name="Code"><text:span text:style-name="Code_20_Zchn"><text:s text:c="12"/>...CONSIGNOR DN...</text:span></text:p>
        <text:p text:style-name="Code"><text:span text:style-name="Code_20_Zchn"><text:s text:c="8"/>&lt;/saml:NameID&gt;</text:span></text:p>
        <text:p text:style-name="Code"><text:span text:style-name="Code_20_Zchn"><text:s text:c="8"/>&lt;saml:SubjectConfirmation</text:span></text:p>
        <text:p text:style-name="Code"><text:span text:style-name="Code_20_Zchn"><text:s text:c="10"/>Method="</text:span><text:span text:style-name="Code_20_Zchn"><text:span text:style-name="Code_20_Zchn">urn:oasis:names:tc:SAML:2.0:cm:sender-vouches</text:span></text:span><text:span text:style-name="Code_20_Zchn">"&gt;</text:span></text:p>
        <text:p text:style-name="Code"><text:span text:style-name="Code_20_Zchn"><text:s text:c="10"/>&lt;saml:SubjectConfirmationData&gt;</text:span></text:p>
        <text:p text:style-name="Code"><text:span text:style-name="Code_20_Zchn"><text:s text:c="12"/>&lt;ds:KeyInfo&gt;</text:span></text:p>
        <text:p text:style-name="Code"><text:span text:style-name="Code_20_Zchn"><text:s text:c="14"/>&lt;ds:X509Data&gt;</text:span></text:p>
        <text:p text:style-name="Code"><text:span text:style-name="Code_20_Zchn"><text:s text:c="16"/>&lt;ds:X509Certificate&gt;</text:span></text:p>
        <text:p text:style-name="Code"><text:span text:style-name="Code_20_Zchn"><text:tab/><text:tab/>...Consignor certificate...</text:span></text:p>
        <text:p text:style-name="Code"><text:span text:style-name="Code_20_Zchn"><text:s text:c="16"/>&lt;/ds:X509Certificate&gt;</text:span></text:p>
        <text:p text:style-name="Code"><text:span text:style-name="Code_20_Zchn"><text:s text:c="14"/>&lt;/ds:X509Data&gt;</text:span></text:p>
        <text:p text:style-name="Code"><text:span text:style-name="Code_20_Zchn"><text:s text:c="12"/>&lt;/ds:KeyInfo&gt;</text:span></text:p>
        <text:p text:style-name="Code"><text:span text:style-name="Code_20_Zchn"><text:s text:c="10"/>&lt;/saml:SubjectConfirmationData&gt;</text:span></text:p>
        <text:p text:style-name="Code"><text:span text:style-name="Code_20_Zchn"><text:s text:c="8"/>&lt;/saml:SubjectConfirmation&gt;</text:span></text:p>
        <text:p text:style-name="Code"><text:span text:style-name="Code_20_Zchn"><text:s text:c="6"/>&lt;/saml:Subject&gt;</text:span></text:p>
        <text:p text:style-name="Code"><text:span text:style-name="Code_20_Zchn"/></text:p>
        <text:p text:style-name="Code"><text:span text:style-name="Code_20_Zchn"><text:s text:c="6"/>&lt;!-- optional information how the identity was established --&gt;</text:span></text:p>
        <text:p text:style-name="Code"><text:span text:style-name="Code_20_Zchn"><text:s text:c="6"/>&lt;saml:AuthnStatement</text:span></text:p>
        <text:p text:style-name="Code"><text:span text:style-name="Code_20_Zchn"><text:s text:c="8"/>AuthnInstant="...."&gt;</text:span></text:p>
        <text:p text:style-name="Code"><text:span text:style-name="Code_20_Zchn"><text:s text:c="8"/>&lt;saml:AuthnContext&gt;</text:span></text:p>
        <text:p text:style-name="Code"><text:span text:style-name="Code_20_Zchn"><text:s text:c="10"/>&lt;saml:AuthnContextClassRef&gt;</text:span></text:p>
        <text:p text:style-name="Code"><text:span text:style-name="Code_20_Zchn"><text:s text:c="14"/>urn:oasis:names:tc:SAML:2.0:ac:classes:TLSClient</text:span></text:p>
        <text:p text:style-name="Code"><text:span text:style-name="Code_20_Zchn"><text:s text:c="10"/>&lt;/saml:AuthnContextClassRef&gt;</text:span></text:p>
        <text:p text:style-name="Code"><text:span text:style-name="Code_20_Zchn"><text:s text:c="8"/>&lt;/saml:AuthnContext&gt;</text:span></text:p>
        <text:p text:style-name="Code"><text:span text:style-name="Code_20_Zchn"><text:s text:c="6"/>&lt;/saml:AuthnStatement&gt;</text:span></text:p>
        <text:p text:style-name="Code"><text:span text:style-name="Code_20_Zchn"/></text:p>
        <text:p text:style-name="Code"><text:span text:style-name="Code_20_Zchn"><text:s text:c="6"/>&lt;saml:AttributeStatement&gt;</text:span></text:p>
        <text:p text:style-name="Code"><text:span text:style-name="Code_20_Zchn"><text:s text:c="8"/>&lt;saml:Attribute NameFormat="urn:unicore:subject-role" Name="CONSIGNOR"/&gt;</text:span></text:p>
        <text:p text:style-name="Code"><text:span text:style-name="Code_20_Zchn"><text:s text:c="6"/>&lt;/saml:</text:span><text:span text:style-name="Code_20_Zchn"><text:span text:style-name="Code_20_Zchn">AttributeStatement&gt;</text:span></text:span></text:p>
        <text:p text:style-name="Code"><text:span text:style-name="Code_20_Zchn">&lt;/saml:Assertion&gt;</text:span></text:p>
        <text:p text:style-name="Code"><text:span text:style-name="Code_20_Zchn"/></text:p>
        <text:p text:style-name="Standard"><text:change-start text:change-id="ct46913011151816"/>T<text:change-end text:change-id="ct46913011151816"/><text:change-start text:change-id="ct46913010638864"/>he assertion should be signed by a gateway. Howe<text:change-end text:change-id="ct46913010638864"/><text:change-start text:change-id="ct46913011152584"/>ver if any reasons (e.g. performance) it is not signed, the gateway MUST instead verify if the original request possess any fake <text:change-end text:change-id="ct46913011152584"/><text:change-start text:change-id="ct46913010640400"/>Consignor assertions, and fail to process such request.<text:change-end text:change-id="ct46913010640400"/></text:p>
        <text:h text:style-name="Heading_20_1" text:outline-level="1">Specifying <text:span text:style-name="T4">User</text:span></text:h>
        <text:p text:style-name="Standard">Whenever <text:span text:style-name="T4">Consignor</text:span> wants to execute the task that is contained in the request on behalf of another entity than itself, <text:span text:style-name="T4">User</text:span><text:span text:style-name="T5"> identity must be provided. To achieve it </text:span><text:span text:style-name="T4">Consignor</text:span><text:span text:style-name="T5"> adds another SAML assertion to the request header. It must be </text:span>of the following format:</text:p>
        <text:p text:style-name="Standard"/>
        <text:p text:style-name="Code"><text:span text:style-name="Code_20_Zchn">&lt;saml:Assertion xmlns:saml="urn:oasis:names:tc:SAML:2.0:assertion"</text:span></text:p>
        <text:p text:style-name="Code"><text:span text:style-name="Code_20_Zchn"><text:s text:c="6"/>xmlns:xs="http://www.w3.org/2001/XMLSchema"</text:span></text:p>
        <text:p text:style-name="Code"><text:span text:style-name="Code_20_Zchn"><text:s text:c="6"/>xmlns:xsi="http://www.w3.org/2001/XMLSchema-instance"</text:span></text:p>
        <text:p text:style-name="Code"><text:span text:style-name="Code_20_Zchn"><text:s text:c="6"/>xmlns:ds="http://www.w3.org/2000/09/xmldsig#"</text:span></text:p>
        <text:p text:style-name="Code"><text:span text:style-name="Code_20_Zchn"><text:s text:c="6"/>ID="_ID1" Version="2.0" IssueInstant="1970-01-01T10:11:11Z"&gt;</text:span></text:p>
        <text:p text:style-name="Code"><text:span text:style-name="Code_20_Zchn"/></text:p>
        <text:p text:style-name="Code"><text:span text:style-name="Code_20_Zchn"><text:s text:c="6"/>&lt;saml:Issuer </text:span><text:span text:style-name="Code_20_Zchn"><text:span text:style-name="Code_20_Zchn">Format="urn:oasis:names:tc:SAML:1.1:nameid-format:X509SubjectName"</text:span></text:span><text:span text:style-name="Code_20_Zchn">&gt;...Consignor DN...&lt;/saml:Issuer&gt;</text:span></text:p>
        <text:p text:style-name="Code"><text:span text:style-name="Code_20_Zchn"/></text:p>
        <text:p text:style-name="Code"><text:span text:style-name="Code_20_Zchn"><text:s text:c="6"/>&lt;saml:Subject&gt;</text:span></text:p>
        <text:p text:style-name="Code"><text:span text:style-name="Code_20_Zchn"><text:s text:c="8"/>&lt;saml:NameID Format="urn:oasis:names:tc:SAML:1.1:nameid-format:X509SubjectName"&gt;</text:span></text:p>
        <text:p text:style-name="Code"><text:span text:style-name="Code_20_Zchn"><text:s text:c="12"/>...USER DN...</text:span></text:p>
        <text:p text:style-name="Code"><text:span text:style-name="Code_20_Zchn"><text:s text:c="8"/>&lt;/saml:NameID&gt;</text:span></text:p>
        <text:p text:style-name="Code"><text:span text:style-name="Code_20_Zchn"><text:s text:c="8"/>&lt;saml:SubjectConfirmation</text:span></text:p>
        <text:p text:style-name="Code"><text:span text:style-name="Code_20_Zchn"><text:s text:c="10"/>Method="</text:span><text:span text:style-name="Code_20_Zchn"><text:span text:style-name="Code_20_Zchn">urn:oasis:names:tc:SAML:2.0:cm:sender-vouches</text:span></text:span><text:span text:style-name="Code_20_Zchn">"/&gt;</text:span></text:p>
        <text:p text:style-name="Code"><text:span text:style-name="Code_20_Zchn"><text:s text:c="6"/>&lt;/saml:Subject&gt;</text:span></text:p>
        <text:p text:style-name="Code"><text:span text:style-name="Code_20_Zchn"/></text:p>
        <text:p text:style-name="Code"><text:span text:style-name="Code_20_Zchn"><text:s text:c="6"/>&lt;saml:AttributeStatement&gt;</text:span></text:p>
        <text:p text:style-name="Code"><text:span text:style-name="Code_20_Zchn"><text:s text:c="8"/>&lt;saml:Attribute NameFormat="urn:unicore:subject-role" Name="USER"/&gt;</text:span></text:p>
        <text:p text:style-name="Code"><text:span text:style-name="Code_20_Zchn"><text:s text:c="6"/>&lt;/saml:</text:span><text:span text:style-name="Code_20_Zchn"><text:span text:style-name="Code_20_Zchn">AttributeStatement&gt;</text:span></text:span></text:p>
        <text:p text:style-name="Code"><text:span text:style-name="Code_20_Zchn">&lt;/saml:Assertion&gt;</text:span></text:p>
        <text:p text:style-name="Standard"><text:change-start text:change-id="ct46913010639440"/>An another example. This time the User is authenticated using SAML holder-of-key method of subject confirmation. In this case <text:change-end text:change-id="ct46913010639440"/><text:change-start text:change-id="ct46913010639824"/>attesting party can assume that the User disclosed her private password/key to the consignor, thus “delegated” the trust directly (of course after verification that the key is indeed valid for the User).<text:change-end text:change-id="ct46913010639824"/><text:change-start text:change-id="ct46913010574856"/></text:p>
        <text:p text:style-name="Code"><text:span text:style-name="Code_20_Zchn">&lt;saml:Assertion xmlns:saml="urn:oasis:names:tc:SAML:2.0:assertion"</text:span></text:p>
        <text:p text:style-name="Code"><text:span text:style-name="Code_20_Zchn"><text:s text:c="6"/>xmlns:xs="http://www.w3.org/2001/XMLSchema"</text:span></text:p>
        <text:p text:style-name="Code"><text:span text:style-name="Code_20_Zchn"><text:s text:c="6"/>xmlns:xsi="http://www.w3.org/2001/XMLSchema-instance"</text:span></text:p>
        <text:p text:style-name="Code"><text:span text:style-name="Code_20_Zchn"><text:s text:c="6"/>xmlns:ds="http://www.w3.org/2000/09/xmldsig#"</text:span></text:p>
        <text:p text:style-name="Code"><text:span text:style-name="Code_20_Zchn"><text:s text:c="6"/>ID="_ID1" Version="2.0" IssueInstant="1970-01-01T10:11:11Z"&gt;</text:span></text:p>
        <text:p text:style-name="Code"><text:span text:style-name="Code_20_Zchn"/></text:p>
        <text:p text:style-name="Code"><text:span text:style-name="Code_20_Zchn"><text:s text:c="6"/>&lt;saml:Issuer </text:span><text:span text:style-name="Code_20_Zchn"><text:span text:style-name="Code_20_Zchn">Format="urn:oasis:names:tc:SAML:1.1:nameid-format:X509SubjectName"</text:span></text:span><text:span text:style-name="Code_20_Zchn">&gt;...Consignor DN...&lt;/saml:Issuer&gt;</text:span></text:p>
        <text:p text:style-name="Code"><text:span text:style-name="Code_20_Zchn"/></text:p>
        <text:p text:style-name="Code"><text:span text:style-name="Code_20_Zchn"><text:s text:c="6"/>&lt;saml:Subject&gt;</text:span></text:p>
        <text:p text:style-name="Code"><text:span text:style-name="Code_20_Zchn"><text:s text:c="8"/>&lt;saml:NameID Format="urn:oasis:names:tc:SAML:1.1:nameid-format:emailAddress"&gt;user@example.com&lt;/saml:NameID&gt;</text:span></text:p>
        <text:p text:style-name="Code"><text:span text:style-name="Code_20_Zchn"><text:s text:c="6"/>&lt;/saml:Subject&gt;</text:span></text:p>
        <text:p text:style-name="Code"><text:tab/>&lt;SubjectConfirmation <text:tab/> <text:tab/> <text:s/><text:line-break/> <text:s text:c="16"/>Method="urn:oasis:names:tc:SAML:2.0:cm:holder-of-key"&gt;</text:p>
        <text:p text:style-name="Code"><text:s text:c="12"/>&lt;SubjectConfirmationData <text:line-break/> <text:s text:c="26"/>xsi:type="saml:KeyInfoConfirmationDataType"&gt;</text:p>
        <text:p text:style-name="Code"><text:s text:c="14"/>&lt;ds:KeyInfo&gt;</text:p>
        <text:p text:style-name="Code"><text:s text:c="21"/>&lt;ds:KeyName&gt;SECRET&lt;/ds:KeyName&gt;</text:p>
        <text:p text:style-name="Code"><text:s text:c="14"/>&lt;/ds:KeyInfo&gt;</text:p>
        <text:p text:style-name="Code"><text:s text:c="12"/>&lt;/SubjectConfirmationData&gt;</text:p>
        <text:p text:style-name="Code"><text:span text:style-name="Code_20_Zchn"><text:s text:c="10"/>&lt;/SubjectConfirmation&gt;</text:span></text:p>
        <text:p text:style-name="Code"><text:span text:style-name="Code_20_Zchn"><text:s text:c="6"/>&lt;saml:AttributeStatement&gt;</text:span></text:p>
        <text:p text:style-name="Code"><text:span text:style-name="Code_20_Zchn"><text:s text:c="8"/>&lt;saml:Attribute NameFormat="urn:unicore:subject-role" <text:s text:c="8"/><text:line-break/> <text:s text:c="13"/>Name="USER"/&gt;</text:span></text:p>
        <text:p text:style-name="Code"><text:span text:style-name="Code_20_Zchn"><text:s text:c="6"/>&lt;/saml:</text:span><text:span text:style-name="Code_20_Zchn"><text:span text:style-name="Code_20_Zchn">AttributeStatement&gt;</text:span></text:span></text:p>
        <text:p text:style-name="Code"><text:span text:style-name="Code_20_Zchn">&lt;/saml:Assertion&gt;</text:span><text:change-end text:change-id="ct46913010574856"/></text:p>
        <text:h text:style-name="Heading_20_1" text:outline-level="1">Delegation of trust</text:h>
        <text:p text:style-name="Standard">This section defines how to specify assertion that delegates (part of) privileges of one entity (custodian) to another (receiver). Such delegation is defined as signed SAML assertion.</text:p>
        <text:p text:style-name="Standard">Whenever trust is delegated, the delegating entity must be identified by X509 certificate.</text:p>
        <text:p text:style-name="Standard">Assertion which delegates rights of <text:span text:style-name="T4">U</text:span> to <text:span text:style-name="T4">A</text:span><text:span text:style-name="T5"> must be of the following format:</text:span></text:p>
        <text:p text:style-name="P1"/>
        <text:p text:style-name="Code"><text:span text:style-name="Code_20_Zchn">&lt;saml:Assertion xmlns:saml="urn:oasis:names:tc:SAML:2.0:assertion"</text:span></text:p>
        <text:p text:style-name="Code"><text:span text:style-name="Code_20_Zchn"><text:s text:c="6"/>xmlns:xs="http://www.w3.org/2001/XMLSchema"</text:span></text:p>
        <text:p text:style-name="Code"><text:span text:style-name="Code_20_Zchn"><text:s text:c="6"/>xmlns:xsi="http://www.w3.org/2001/XMLSchema-instance"</text:span></text:p>
        <text:p text:style-name="Code"><text:span text:style-name="Code_20_Zchn"><text:s text:c="6"/>xmlns:ds="http://www.w3.org/2000/09/xmldsig#"</text:span></text:p>
        <text:p text:style-name="Code"><text:span text:style-name="Code_20_Zchn"><text:s text:c="6"/>ID="_ID1" Version="2.0" IssueInstant="1970-01-01T10:11:11Z"&gt;</text:span></text:p>
        <text:p text:style-name="Code"><text:span text:style-name="Code_20_Zchn"/></text:p>
        <text:p text:style-name="Code"><text:span text:style-name="Code_20_Zchn"><text:s text:c="6"/>&lt;saml:Issuer </text:span><text:span text:style-name="Code_20_Zchn"><text:span text:style-name="Code_20_Zchn">Format="urn:oasis:names:tc:SAML:1.1:nameid-format:X509SubjectName"</text:span></text:span><text:span text:style-name="Code_20_Zchn">&gt;...Issuer(U) DN...&lt;/saml:Issuer&gt;</text:span></text:p>
        <text:p text:style-name="Code"><text:span text:style-name="Code_20_Zchn"/></text:p>
        <text:p text:style-name="Code"><text:span text:style-name="Code_20_Zchn"><text:s text:c="6"/>&lt;ds:Signature&gt;</text:span></text:p>
        <text:p text:style-name="Code"><text:span text:style-name="Code_20_Zchn"><text:s text:c="9"/>...Signature made by Issuer...</text:span></text:p>
        <text:p text:style-name="Code"><text:span text:style-name="Code_20_Zchn"><text:s text:c="6"/>&lt;/ds:Signature&gt;</text:span></text:p>
        <text:p text:style-name="Code"><text:span text:style-name="Code_20_Zchn"/></text:p>
        <text:p text:style-name="Code"><text:span text:style-name="Code_20_Zchn"><text:s text:c="6"/>&lt;saml:Subject&gt;</text:span></text:p>
        <text:p text:style-name="Code"><text:span text:style-name="Code_20_Zchn"><text:s text:c="8"/>&lt;saml:NameID Format="urn:oasis:names:tc:SAML:1.1:nameid-format:X509SubjectName"&gt;</text:span></text:p>
        <text:p text:style-name="Code"><text:span text:style-name="Code_20_Zchn"><text:s text:c="12"/>...Receiver(A) DN...</text:span></text:p>
        <text:p text:style-name="Code"><text:span text:style-name="Code_20_Zchn"><text:s text:c="8"/>&lt;/saml:NameID&gt;</text:span></text:p>
        <text:p text:style-name="Code"><text:span text:style-name="Code_20_Zchn"><text:s text:c="6"/>&lt;/saml:Subject&gt;</text:span></text:p>
        <text:p text:style-name="Code"><text:span text:style-name="Code_20_Zchn"/></text:p>
        <text:p text:style-name="Code"><text:span text:style-name="Code_20_Zchn"><text:s text:c="6"/>&lt;saml:AttributeStatement&gt;</text:span></text:p>
        <text:p text:style-name="Code"><text:s text:c="8"/>&lt;saml:Attribute Name=”TrustDelegationOfUser” NameFormat=”urn:unicore:trust-delegation”&gt;</text:p>
        <text:p text:style-name="Code"><text:s text:c="10"/>&lt;saml:AttributeValue&gt; </text:p>
        <text:p text:style-name="Code"><text:s text:c="12"/>...DN of INITIAL custodian of trust (U)... <text:s text:c="57"/></text:p>
        <text:p text:style-name="Code"><text:s text:c="10"/>&lt;/saml:AttributeValue&gt;</text:p>
        <text:p text:style-name="Code"><text:span text:style-name="Code_20_Zchn"><text:s text:c="8"/>&lt;/saml:Attribute&gt;</text:span></text:p>
        <text:p text:style-name="Code"><text:span text:style-name="Code_20_Zchn"><text:s text:c="6"/>&lt;/saml:</text:span><text:span text:style-name="Code_20_Zchn"><text:span text:style-name="Code_20_Zchn">AttributeStatement&gt;</text:span></text:span></text:p>
        <text:p text:style-name="Code"><text:span text:style-name="Code_20_Zchn">&lt;/saml:Assertion&gt;</text:span></text:p>
        <text:p text:style-name="Standard"/>
        <text:p text:style-name="Standard">Trust delegation assertion is recognized by <text:span text:style-name="T9">TrustDelegationOfUser</text:span> attribute statement. This attribute must hold initial custodian of trust. It is the same as Issuer of assertion in every simple situation. However, when delegation is further delegated (i.e. <text:span text:style-name="T4">U</text:span> delegated privileges to <text:span text:style-name="T4">A</text:span> and <text:span text:style-name="T4">A</text:span> delegates them further to <text:span text:style-name="T4">A2</text:span>) it plays important role as it shows whose privileges are actually moved. Relaying software must always use this attribute to verify availability of delegation from <text:span text:style-name="T4">Consignor</text:span><text:span text:style-name="T5"> to </text:span><text:span text:style-name="T4">User</text:span><text:span text:style-name="T5">.</text:span> </text:p>
        <text:h text:style-name="Heading_20_2" text:outline-level="2">Trust delegation conditions</text:h>
        <text:p text:style-name="Standard">Specification of <text:s/>delegated privileges and restrictions of delegation itself are given by <text:span text:style-name="T9">saml:Conditions</text:span> assertion element. The following list defines semantic of standard SAML conditions in case of trust delegation assertions and custom UNICORE restrictions. Whenever processing software founds condition which is not understood, it must fail delegation verification.</text:p>
        <text:list text:style-name="L4">
          <text:list-item>
            <text:p text:style-name="P21"><text:span text:style-name="T9">NotBefore</text:span>, <text:s/><text:span text:style-name="T9">NotOnOrAfter:</text:span> standard SAML attributes, that should be used. The trust delegation is valid only in time frame of those attributes</text:p>
          </text:list-item>
          <text:list-item>
            <text:p text:style-name="P21"><text:span text:style-name="T9">ProxyRestriction</text:span>: standard SAML element. Whenever present it's value limits the maximum length of delegation chain and possibly enumerates (in <text:span text:style-name="T9">Audience</text:span> child element) valid receivers.</text:p>
          </text:list-item>
          <text:list-item>
            <text:p text:style-name="P22">TODO ... other, more details above</text:p>
          </text:list-item>
        </text:list>
        <text:p text:style-name="Standard"/>
        <text:h text:style-name="Heading_20_2" text:outline-level="2">Trust delegation chains</text:h>
        <text:p text:style-name="Standard">Trust delegation chain comes into play whenever privileges form initial custodian to final recipient are delegated <text:s/>through one or more proxies. It is composed of multiple trust delegation assertions that:</text:p>
        <text:list text:style-name="L5">
          <text:list-item>
            <text:p text:style-name="P23">have common value of <text:span text:style-name="T9">TrustDelegationOfUser</text:span> attribute (initial custodian),</text:p>
          </text:list-item>
          <text:list-item>
            <text:p text:style-name="P23">there is initial assertion which Issuer is the same as initial custodian,</text:p>
          </text:list-item>
          <text:list-item>
            <text:p text:style-name="P23">for every assertion, except initial, with Issuer <text:span text:style-name="T4">A</text:span>, there is other assertion with Subject <text:span text:style-name="T4">A,</text:span></text:p>
          </text:list-item>
          <text:list-item>
            <text:p text:style-name="P24">every assertion condition is satisfied.</text:p>
          </text:list-item>
        </text:list>
        <text:h text:style-name="Heading_20_1" text:outline-level="1">Pushing attributes</text:h>
        <text:p text:style-name="Standard">There are two kinds of attributes that <text:span text:style-name="T4">Consignor</text:span> or <text:span text:style-name="T4">User</text:span> (<text:span text:style-name="T4">X</text:span>) can present to a server. There can be <text:s/>assertions signed by 3rd party (I, attribute provider <text:span text:style-name="T4">P</text:span>, state that <text:span text:style-name="T4">X</text:span> has attribute <text:span text:style-name="T4">A</text:span><text:span text:style-name="T5">)</text:span> or pure claims (I state that I, i.e. <text:span text:style-name="T4">X</text:span>, <text:s/>have attribute <text:span text:style-name="T4">A</text:span>). </text:p>
        <text:p text:style-name="Standard">In the first case such assertions are to be attached as they are to the request. Most often they will be in a form of <text:change-start text:change-id="ct46913011153352"/>a <text:change-end text:change-id="ct46913011153352"/>signed SAML attribute assertions with Subject equal to <text:span text:style-name="T4">Consignor</text:span> or <text:span text:style-name="T4">User</text:span> of a request. It is server dependent if the attribute provider (issuer of assertion) is trusted.</text:p>
        <text:p text:style-name="Standard">In the 2nd case attributes need to be put into SAML assertions by interested party. When it is <text:span text:style-name="T4">User,</text:span> all such attributes should be added to the assertion which specify the <text:span text:style-name="T4">User</text:span><text:span text:style-name="T5"> (see section 4). When there is need to pass </text:span><text:span text:style-name="T4">Consignor's</text:span><text:span text:style-name="T5"> attributes then there must be added assertion specifying </text:span><text:span text:style-name="T4">User</text:span><text:span text:style-name="T5"> (which in this case is equal to </text:span><text:span text:style-name="T4">Consignor</text:span><text:span text:style-name="T5">) and attributes are to be inserted there. </text:span><text:change-start text:change-id="ct46913011153544"/></text:p>
        <text:h text:style-name="Heading_20_1" text:outline-level="1">Request acceptance by server</text:h>
        <text:p text:style-name="Standard">Server should accept the request<text:change-end text:change-id="ct46913011153544"/><text:change-start text:change-id="ct46913011153736"/> as authenticated (and proceed to next validation steps like authorization) whenever:</text:p>
        <text:list text:style-name="L6">
          <text:list-item>
            <text:p text:style-name="P25">User is equal to Consignor <text:change-end text:change-id="ct46913011153736"/><text:change-start text:change-id="ct46913011552272"/>(as Consignor was authenticated by Gateway)</text:p>
          </text:list-item>
          <text:list-item>
            <text:p text:style-name="P25">Consignor presented acceptable confirmation that it has user permission to act on her behalf by means of SubjectConfirmation<text:change-end text:change-id="ct46913011552272"/><text:change-start text:change-id="ct46913011554384"/> element of User assertion<text:change-end text:change-id="ct46913011554384"/><text:change-start text:change-id="ct46913011554192"/>. E.g. Consignor have private password of User.</text:p>
          </text:list-item>
          <text:list-item>
            <text:p text:style-name="P25">There is a valid delegation chain from User to Consignor (in this case User must be given as X509 Certificate).</text:p>
          </text:list-item>
          <text:list-item>
            <text:p text:style-name="P25">There is a out-of-band agreement and trust between Consignor and the server and the Consignor is eligible to submit request on behalf of other entities, including actual User <text:s/>(ETD in UNICORE 5 version works that way). </text:p>
            <text:p text:style-name="P25"><text:change-end text:change-id="ct46913011554192"/></text:p>
          </text:list-item>
        </text:list>
        <text:h text:style-name="Heading_20_1" text:outline-level="1">Complex requests (with sub-tasks)</text:h>
        <text:p text:style-name="Standard">Up to now this document didn't deal with issues of requests that contain complex tasks like workflow specification. In such situation it is assumed (obviously) that all aforementioned processing rules and credentials apply to the whole workflow. In another words the term “task” refers then to the act of processing the workflow.</text:p>
        <text:p text:style-name="Standard">This document does not stipulate who to specify that some sub-task have to be executed on behalf of different entity then <text:span text:style-name="T4">User </text:span><text:span text:style-name="T5">or </text:span><text:span text:style-name="T4">Consignor</text:span><text:span text:style-name="T5">. However it is mandated that trust delegation must be used to verify by final sub-task recipient validity of the operation.</text:span></text:p>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svg:font-family="Courier" style:font-family-generic="modern" style:font-pitch="fixed"/>
    <style:font-face style:name="Nimbus Mono L" svg:font-family="'Nimbus Mono L'" style:font-family-generic="modern" style:font-pitch="fixed"/>
    <style:font-face style:name="DejaVu LGC Sans1" svg:font-family="'DejaVu LGC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writing-mode="page"/>
      <style:text-properties style:use-window-font-color="true" style:font-name="Nimbus Roman No9 L" fo:font-size="12pt" fo:language="pl" fo:country="PL" style:font-name-asian="DejaVu LGC Sans" style:font-size-asian="12pt" style:language-asian="pl" style:country-asian="PL" style:font-name-complex="DejaVu LGC Sans"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GB" style:font-name-asian="Times New Roman" style:font-size-asian="12pt" style:language-asian="pl" style:country-asian="PL"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Nimbus Sans L" fo:font-size="14pt" style:font-name-asian="DejaVu LGC Sans1" style:font-size-asian="14pt" style:font-name-complex="DejaVu LGC Sans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style style:name="Header" style:family="paragraph" style:parent-style-name="Standard" style:next-style-name="Text_20_body" style:class="extra">
      <style:paragraph-properties fo:margin-top="0.423cm" fo:margin-bottom="0.212cm" fo:keep-with-next="always"/>
      <style:text-properties style:font-name="Nimbus Sans L" fo:font-size="14pt" style:font-name-asian="DejaVu LGC Sans1" style:font-size-asian="14pt" style:font-name-complex="DejaVu LGC Sans1" style:font-size-complex="14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style:tab-stops>
          <style:tab-stop style:position="1.27cm"/>
          <style:tab-stop style:position="16.81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_20_under_20_level_20_1" style:display-name="Text under level 1" style:family="paragraph">
      <style:paragraph-properties fo:margin-left="0.85cm" fo:margin-right="0cm" fo:margin-top="0cm" fo:margin-bottom="0.212cm" fo:line-height="0.423cm" fo:text-align="justify" style:justify-single-word="false" fo:orphans="2" fo:widows="2" fo:hyphenation-ladder-count="no-limit" fo:text-indent="0cm" style:auto-text-indent="false"/>
      <style:text-properties style:use-window-font-color="true" style:font-name="Times New Roman" fo:font-size="12pt" fo:language="en" fo:country="GB" style:font-name-asian="Times New Roman" style:font-size-asian="12pt" style:language-asian="pl" style:country-asian="PL" style:font-name-complex="Times New Roman" style:font-size-complex="10pt" style:language-complex="ar" style:country-complex="SA" fo:hyphenate="false" fo:hyphenation-remain-char-count="2" fo:hyphenation-push-char-count="2"/>
    </style:style>
    <style:style style:name="Style1" style:family="paragraph" style:parent-style-name="Standard">
      <style:text-properties fo:font-size="12.5pt" fo:font-weight="bold" style:font-size-asian="12.5pt" style:font-weight-asian="bold" style:font-weight-complex="bold"/>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Standard">
      <style:paragraph-properties fo:margin-left="0.508cm" fo:margin-right="0.508cm" fo:text-indent="0cm" style:auto-text-indent="false" fo:background-color="#e0e0e0" fo:padding-left="0cm" fo:padding-right="0cm" fo:padding-top="0.035cm" fo:padding-bottom="0.035cm" fo:border-left="none" fo:border-right="none" fo:border-top="0.018cm solid #000000" fo:border-bottom="0.018cm solid #000000">
        <style:background-image/>
      </style:paragraph-properties>
      <style:text-properties style:font-name="Courier New" fo:font-size="10pt" style:font-size-asian="10pt"/>
    </style:style>
    <style:style style:name="Beschriftung" style:family="paragraph" style:parent-style-name="Standard" style:next-style-name="Standard">
      <style:text-properties fo:font-size="10pt" fo:font-weight="bold" style:font-size-asian="10pt" style:font-weight-asian="bold" style:font-size-complex="10pt" style:font-weight-complex="bold"/>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WW-Absatz-Standardschriftart">
      <style:text-properties fo:color="#800080" style:text-underline-style="solid" style:text-underline-width="auto" style:text-underline-color="font-color"/>
    </style:style>
    <style:style style:name="Source_20_Text" style:display-name="Source Text" style:family="text">
      <style:text-properties style:font-name="Nimbus Mono L" style:font-name-asian="Nimbus Mono L" style:font-name-complex="Nimbus Mono L"/>
    </style:style>
    <style:style style:name="Absatz-Standardschriftart"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2" style:family="text">
      <style:text-properties style:font-name="Wingdings"/>
    </style:style>
    <style:style style:name="WW8Num16z4" style:family="text">
      <style:text-properties style:font-name="Courier New" style:font-name-complex="Courier New"/>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Absatz-Standardschriftart" style:family="text"/>
    <style:style style:name="Kommentarzeichen" style:family="text" style:parent-style-name="WW-Absatz-Standardschriftart">
      <style:text-properties fo:font-size="8pt" style:font-size-asian="8pt" style:font-size-complex="8pt"/>
    </style:style>
    <style:style style:name="Code_20_Zchn" style:display-name="Code Zchn" style:family="text" style:parent-style-name="WW-Absatz-Standardschriftart">
      <style:text-properties style:font-name="Courier New" fo:language="en" fo:country="GB"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justify" style:justify-single-word="false"/>
    </style:style>
    <style:style style:name="fr1" style:family="graphic" style:parent-style-name="Graphics">
      <style:graphic-properties fo:margin-left="0.319cm" fo:margin-right="0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54cm" fo:margin-bottom="1.27cm" fo:margin-left="3.17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pm2">
      <style:page-layout-properties fo:page-width="20.999cm" fo:page-height="29.699cm" style:num-format="1" style:print-orientation="portrait" fo:margin-top="0.953cm" fo:margin-bottom="1.27cm" fo:margin-left="3.17cm" fo:margin-right="1.588cm" fo:background-color="#ffffff" style:writing-mode="lr-tb" style:layout-grid-color="#c0c0c0" style:layout-grid-lines="43"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53cm" fo:margin-left="0cm" fo:margin-right="0cm" fo:margin-bottom="0.854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footer>
        <text:p text:style-name="Footer"><text:tab/><text:tab/></text:p>
      </style:footer>
    </style:master-page>
    <style:master-page style:name="Konwertuj_20_1" style:display-name="Konwertuj 1" style:page-layout-name="pm2">
      <style:header>
        <text:p text:style-name="P1"><text:tab/>UNICORE 6 security<draw:frame draw:style-name="fr1" draw:name="grafika1" text:anchor-type="char" svg:x="12.7cm" svg:y="57.797cm" svg:width="3.54cm" svg:height="0.041cm" draw:z-index="6"><draw:image xlink:href="Pictures/10000201000001F30000007B1AF49490.png" xlink:type="simple" xlink:show="embed" xlink:actuate="onLoad"/></draw:frame></text:p>
      </style:header>
      <style:footer>
        <text:p text:style-name="Footer"><text:title> </text:title><text:tab/><text:tab/>Page <text:page-number text:select-page="current">8</text:page-number> of <text:page-count style:num-forma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dc:title> </dc:title>
    <meta:initial-creator>Mark Sawyer</meta:initial-creator>
    <meta:creation-date>2006-07-20T07:47:00</meta:creation-date>
    <dc:creator>Krzysztof Benedyczak</dc:creator>
    <dc:date>2007-05-16T23:56:50</dc:date>
    <meta:print-date>2006-05-24T11:25:00</meta:print-date>
    <dc:language>pl-PL</dc:language>
    <meta:editing-cycles>14</meta:editing-cycles>
    <meta:user-defined meta:name="Info 1"/>
    <meta:user-defined meta:name="Info 2"/>
    <meta:user-defined meta:name="Info 3"/>
    <meta:user-defined meta:name="Info 4"/>
    <meta:document-statistic meta:table-count="2" meta:image-count="1" meta:object-count="0" meta:page-count="8" meta:paragraph-count="193" meta:word-count="1925" meta:character-count="13476"/>
  </office:meta>
</office:document-meta>
</file>